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70000013AA023A9F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0.45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99cm" svg:height="8.305cm" svg:x="0.365cm" svg:y="0.415cm">
          <draw:image xlink:href="Pictures/10000001000002370000013AA023A9FB.png" xlink:type="simple" xlink:show="embed" xlink:actuate="onLoad" draw:mime-type="image/png">
            <text:p/>
          </draw:image>
        </draw:frame>
        <draw:custom-shape draw:style-name="gr2" draw:text-style-name="P2" draw:layer="layout" svg:width="0.952cm" svg:height="0.952cm" svg:x="0.517cm" svg:y="2.42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93cm" svg:height="0.683cm" svg:x="0.835cm" svg:y="2.692cm">
          <draw:text-box>
            <text:p><text:span text:style-name="T1">GBe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5T14:55:27.573710489</dc:date>
    <dc:creator>Mifta Nur Farid</dc:creator>
    <meta:editing-duration>PT4M56S</meta:editing-duration>
    <meta:editing-cycles>2</meta:editing-cycles>
    <meta:generator>LibreOffice/7.6.4.1$Linux_X86_64 LibreOffice_project/60$Build-1</meta:generator>
    <meta:document-statistic meta:object-count="3"/>
  </office:meta>
</office:document-meta>
</file>